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1.164cm" fo:min-width="0.914cm" fo:wrap-option="wrap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 fo:wrap-option="wrap"/>
    </style:style>
    <style:style style:name="gr3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false" fo:min-height="14.5cm" fo:min-width="0cm" draw:shadow="hidden"/>
    </style:style>
    <style:style style:name="gr4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solid" draw:fill-color="#000000"/>
      <style:paragraph-properties fo:text-align="center" style:writing-mode="lr-tb"/>
      <style:text-properties style:font-name="Times New Roman" fo:font-size="200pt" style:font-size-asian="200pt" style:font-size-complex="200pt"/>
    </style:style>
    <style:style style:name="P3" style:family="paragraph">
      <loext:graphic-properties draw:fill="solid" draw:fill-color="#000000"/>
      <style:paragraph-properties fo:text-align="center" style:writing-mode="lr-tb"/>
      <style:text-properties style:font-name="Times New Roman" fo:font-size="80pt" fo:font-style="italic" style:font-size-asian="80pt" style:font-style-asian="italic" style:font-size-complex="80pt" style:font-style-complex="italic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draw:transform="rotate (1.5707963267949) translate (12cm 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draw:transform="rotate (1.5707963267949) translate (8cm 14.9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draw:transform="rotate (1.5707963267949) translate (12cm 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draw:transform="rotate (1.5707963267949) translate (8cm 9.0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10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10.75cm" svg:y="11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10.75cm" svg:y="10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draw:transform="rotate (1.5707963267949) translate (12.001cm 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draw:transform="rotate (1.5707963267949) translate (8.001cm 6.0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2cm" svg:height="10.999cm" svg:x="15.001cm" svg:y="4cm" svg:viewBox="0 0 2001 11000" svg:d="M0 207v-207c399 87 724 351 973 794 250 442 375 935 375 1478 0 283-27 612-82 986-55 373-83 664-83 873 0 283 72 548 217 794s345 396 601 451v242c-256 55-456 206-601 452-145 245-217 510-217 793 0 209 28 501 83 877 55 375 82 705 82 988 0 535-125 1025-375 1470-249 444-574 712-973 802v-206c280-115 485-296 615-543 130-248 195-524 195-827 0-232-27-538-82-917-55-380-83-701-83-965 0-401 89-789 267-1163 178-373 443-663 795-867-345-209-608-504-789-885-182-382-273-771-273-1169 0-267 28-591 83-971 55-379 82-685 82-917 0-299-65-574-195-823-130-250-335-430-615-540z">
          <text:p/>
        </draw:path>
        <draw:path draw:style-name="gr4" draw:text-style-name="P3" draw:layer="layout" svg:width="1.348cm" svg:height="1.992cm" svg:x="17.774cm" svg:y="8.555cm" svg:viewBox="0 0 1349 1993" svg:d="M780 0l-391 1355 157-134c171-145 283-253 335-323 16-23 24-40 24-52 0-8-2-16-8-23-5-8-16-14-32-18-16-5-45-7-85-7h-48l15-53h602l-14 53c-69 4-128 14-178 32s-99 45-146 79c-92 69-153 117-183 144l-118 104c20 67 45 159 74 277 50 197 83 314 101 350 17 37 35 56 53 56 16 0 34-8 55-24 48-35 99-90 153-167l49 35c-100 126-177 209-230 249-54 40-102 59-147 60-38-1-68-16-89-46-37-54-98-268-183-641l-189 164-142 489h-215l457-1572 39-133c5-23 7-44 7-61 0-22-9-41-26-55-17-15-41-22-73-22-21 0-55 4-101 14v-49z">
          <text:p/>
        </draw:path>
        <draw:custom-shape draw:style-name="gr1" draw:text-style-name="P1" draw:layer="layout" svg:width="2cm" svg:height="2cm" draw:transform="rotate (1.5707963267949) translate (10.001cm 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30T16:15:54.356000000</meta:creation-date>
    <dc:date>2022-05-30T16:46:16.420000000</dc:date>
    <meta:editing-duration>PT15M39S</meta:editing-duration>
    <meta:editing-cycles>4</meta:editing-cycles>
    <meta:generator>LibreOffice/7.2.7.2$Windows_X86_64 LibreOffice_project/8d71d29d553c0f7dcbfa38fbfda25ee34cce99a2</meta:generator>
    <meta:document-statistic meta:object-count="12"/>
  </office:meta>
</office:document-meta>
</file>